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4.366cm"/>
    </style:style>
    <style:style style:name="Table1.B" style:family="table-column">
      <style:table-column-properties style:column-width="12.633cm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e1.B1" style:family="table-cell">
      <style:table-cell-properties style:vertical-align="middle" style:border-line-width="0.002cm 0.088cm 0.002cm" fo:padding="0.049cm" fo:border="2.6pt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69cm"/>
    </style:style>
    <style:style style:name="Table2.B" style:family="table-column">
      <style:table-column-properties style:column-width="13.63cm"/>
    </style:style>
    <style:style style:name="Table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e2.B1" style:family="table-cell">
      <style:table-cell-properties style:vertical-align="middle" style:border-line-width="0.002cm 0.088cm 0.002cm" fo:padding="0.049cm" fo:border="2.6pt double #808080"/>
    </style:style>
    <style:style style:name="Table2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e2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3.501cm"/>
    </style:style>
    <style:style style:name="Table3.B" style:family="table-column">
      <style:table-column-properties style:column-width="13.497cm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e3.B1" style:family="table-cell">
      <style:table-cell-properties style:vertical-align="middle" style:border-line-width="0.002cm 0.088cm 0.002cm" fo:padding="0.049cm" fo:border="2.6pt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e3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e4" style:family="table">
      <style:table-properties style:width="7.077cm" table:align="left"/>
    </style:style>
    <style:style style:name="Table4.A" style:family="table-column">
      <style:table-column-properties style:column-width="2.909cm"/>
    </style:style>
    <style:style style:name="Table4.B" style:family="table-column">
      <style:table-column-properties style:column-width="4.168cm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e4.B1" style:family="table-cell">
      <style:table-cell-properties style:vertical-align="middle" style:border-line-width="0.002cm 0.088cm 0.002cm" fo:padding="0.049cm" fo:border="2.6pt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Preformatted_20_Text">
      <style:paragraph-properties fo:text-align="start" style:justify-single-word="fals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List_20_Heading">
      <style:paragraph-properties fo:margin-top="0cm" fo:margin-bottom="0.499cm" loext:contextual-spacing="false"/>
    </style:style>
    <style:style style:name="P11" style:family="paragraph" style:parent-style-name="Text_20_body">
      <style:text-properties fo:font-weight="bold"/>
    </style:style>
    <style:style style:name="P12" style:family="paragraph" style:parent-style-name="List_20_Heading">
      <style:paragraph-properties fo:text-align="start" style:justify-single-word="false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normal" style:font-weight-asian="normal" style:font-weight-complex="normal"/>
    </style:style>
    <style:style style:name="T7" style:family="text">
      <style:text-properties officeooo:rsid="000a564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Contribs</text:p>
      <text:p text:style-name="P3"><text:line-break/></text:p>
      <text:p text:style-name="Standard">1) Relação de módulos de contribuição (contrib)<text:line-break/>2) Alguns dos módulos em detalhes</text:p>
      <text:p text:style-name="Standard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2">1) Relação de módulos de contribuição (contrib)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Instalar Nova Contrib</text:span></text:span></text:p>
      <text:p text:style-name="P5"><text:span text:style-name="Strong_20_Emphasis"><text:span text:style-name="T1">No Windows, para instalar uma nova contrib, execute novamente o programa de instalação.</text:span></text:span></text:p>
      <text:p text:style-name="P5"><text:span text:style-name="Strong_20_Emphasis"><text:span text:style-name="T1">No Linux devemos instalar o devido pacote ou compilar os fontes do PostgreSQL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Os contribs são módulos que são distribuídos paralelamente ao PostgreSQL e ficam geralmente numa pasta chamada contrib, dentro da parta principal do PostgreSQL. São utilitários para diversos tipos de finalidades, todas relacionadas ao PostgreSQL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Diversos contribs que chegam a ser muito importantes acabam, com o tempo, fazendo parte da distribuição do PostgreSQL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Na versão 8.3.1 são em um total de 34 os contribs:</text:span></text:span></text:p>
      <text:p text:style-name="P5"><text:a xlink:type="simple" xlink:href="http://www.postgresql.org/docs/8.3/interactive/contrib.html" text:style-name="Internet_20_link" text:visited-style-name="Visited_20_Internet_20_Link"><text:span text:style-name="Strong_20_Emphasis"><text:span text:style-name="T1">http://www.postgresql.org/docs/8.3/interactive/contrib.html</text:span></text:span></text:a></text:p>
      <text:p text:style-name="P5"><text:span text:style-name="Strong_20_Emphasis"><text:span text:style-name="T1"/></text:span></text:p>
      <text:p text:style-name="P12">F.1. <text:a xlink:type="simple" xlink:href="http://www.postgresql.org/docs/8.3/interactive/adminpack.html" text:style-name="Internet_20_link" text:visited-style-name="Visited_20_Internet_20_Link">adminpack</text:a></text:p>
      <text:p text:style-name="List_20_Heading">F.2. <text:a xlink:type="simple" xlink:href="http://www.postgresql.org/docs/8.3/interactive/btree-gist.html" text:style-name="Internet_20_link" text:visited-style-name="Visited_20_Internet_20_Link">btree_gist</text:a></text:p>
      <text:p text:style-name="List_20_Heading">F.3. <text:a xlink:type="simple" xlink:href="http://www.postgresql.org/docs/8.3/interactive/chkpass.html" text:style-name="Internet_20_link" text:visited-style-name="Visited_20_Internet_20_Link">chkpass</text:a></text:p>
      <text:p text:style-name="List_20_Heading">F.4. <text:a xlink:type="simple" xlink:href="http://www.postgresql.org/docs/8.3/interactive/cube.html" text:style-name="Internet_20_link" text:visited-style-name="Visited_20_Internet_20_Link">cube</text:a></text:p>
      <text:p text:style-name="List_20_Heading">F.5. <text:a xlink:type="simple" xlink:href="http://www.postgresql.org/docs/8.3/interactive/dblink.html" text:style-name="Internet_20_link" text:visited-style-name="Visited_20_Internet_20_Link">dblink</text:a></text:p>
      <text:p text:style-name="List_20_Heading">F.6. <text:a xlink:type="simple" xlink:href="http://www.postgresql.org/docs/8.3/interactive/dict-int.html" text:style-name="Internet_20_link" text:visited-style-name="Visited_20_Internet_20_Link">dict_int</text:a></text:p>
      <text:p text:style-name="List_20_Heading">F.7. <text:a xlink:type="simple" xlink:href="http://www.postgresql.org/docs/8.3/interactive/dict-xsyn.html" text:style-name="Internet_20_link" text:visited-style-name="Visited_20_Internet_20_Link">dict_xsyn</text:a></text:p>
      <text:p text:style-name="List_20_Heading">F.8. <text:a xlink:type="simple" xlink:href="http://www.postgresql.org/docs/8.3/interactive/earthdistance.html" text:style-name="Internet_20_link" text:visited-style-name="Visited_20_Internet_20_Link">earthdistance</text:a></text:p>
      <text:p text:style-name="List_20_Heading">F.9. <text:a xlink:type="simple" xlink:href="http://www.postgresql.org/docs/8.3/interactive/fuzzystrmatch.html" text:style-name="Internet_20_link" text:visited-style-name="Visited_20_Internet_20_Link">fuzzystrmatch</text:a></text:p>
      <text:p text:style-name="List_20_Heading">F.10. <text:a xlink:type="simple" xlink:href="http://www.postgresql.org/docs/8.3/interactive/hstore.html" text:style-name="Internet_20_link" text:visited-style-name="Visited_20_Internet_20_Link">hstore</text:a></text:p>
      <text:p text:style-name="List_20_Heading">F.11. <text:a xlink:type="simple" xlink:href="http://www.postgresql.org/docs/8.3/interactive/intagg.html" text:style-name="Internet_20_link" text:visited-style-name="Visited_20_Internet_20_Link">intagg</text:a></text:p>
      <text:p text:style-name="List_20_Heading">F.12. <text:a xlink:type="simple" xlink:href="http://www.postgresql.org/docs/8.3/interactive/intarray.html" text:style-name="Internet_20_link" text:visited-style-name="Visited_20_Internet_20_Link">intarray</text:a></text:p>
      <text:p text:style-name="List_20_Heading">F.13. <text:a xlink:type="simple" xlink:href="http://www.postgresql.org/docs/8.3/interactive/isn.html" text:style-name="Internet_20_link" text:visited-style-name="Visited_20_Internet_20_Link">isn</text:a></text:p>
      <text:p text:style-name="List_20_Heading">F.14. <text:a xlink:type="simple" xlink:href="http://www.postgresql.org/docs/8.3/interactive/lo.html" text:style-name="Internet_20_link" text:visited-style-name="Visited_20_Internet_20_Link">lo</text:a></text:p>
      <text:p text:style-name="List_20_Heading">F.15. <text:a xlink:type="simple" xlink:href="http://www.postgresql.org/docs/8.3/interactive/ltree.html" text:style-name="Internet_20_link" text:visited-style-name="Visited_20_Internet_20_Link">ltree</text:a></text:p>
      <text:p text:style-name="List_20_Heading">F.16. <text:a xlink:type="simple" xlink:href="http://www.postgresql.org/docs/8.3/interactive/oid2name.html" text:style-name="Internet_20_link" text:visited-style-name="Visited_20_Internet_20_Link">oid2name</text:a></text:p>
      <text:p text:style-name="List_20_Heading">F.17. <text:a xlink:type="simple" xlink:href="http://www.postgresql.org/docs/8.3/interactive/pageinspect.html" text:style-name="Internet_20_link" text:visited-style-name="Visited_20_Internet_20_Link">pageinspect</text:a></text:p>
      <text:p text:style-name="List_20_Heading">F.18. <text:a xlink:type="simple" xlink:href="http://www.postgresql.org/docs/8.3/interactive/pgbench.html" text:style-name="Internet_20_link" text:visited-style-name="Visited_20_Internet_20_Link">pgbench</text:a></text:p>
      <text:p text:style-name="List_20_Heading">F.19. <text:a xlink:type="simple" xlink:href="http://www.postgresql.org/docs/8.3/interactive/pgbuffercache.html" text:style-name="Internet_20_link" text:visited-style-name="Visited_20_Internet_20_Link">pg_buffercache</text:a></text:p>
      <text:p text:style-name="List_20_Heading">F.20. <text:a xlink:type="simple" xlink:href="http://www.postgresql.org/docs/8.3/interactive/pgcrypto.html" text:style-name="Internet_20_link" text:visited-style-name="Visited_20_Internet_20_Link">pgcrypto</text:a></text:p>
      <text:p text:style-name="List_20_Heading">F.21. <text:a xlink:type="simple" xlink:href="http://www.postgresql.org/docs/8.3/interactive/pgfreespacemap.html" text:style-name="Internet_20_link" text:visited-style-name="Visited_20_Internet_20_Link">pg_freespacemap</text:a></text:p>
      <text:p text:style-name="List_20_Heading">F.22. <text:a xlink:type="simple" xlink:href="http://www.postgresql.org/docs/8.3/interactive/pgrowlocks.html" text:style-name="Internet_20_link" text:visited-style-name="Visited_20_Internet_20_Link">pgrowlocks</text:a></text:p>
      <text:p text:style-name="List_20_Heading">F.23. <text:a xlink:type="simple" xlink:href="http://www.postgresql.org/docs/8.3/interactive/pgstandby.html" text:style-name="Internet_20_link" text:visited-style-name="Visited_20_Internet_20_Link">pg_standby</text:a></text:p>
      <text:p text:style-name="List_20_Heading">F.24. <text:a xlink:type="simple" xlink:href="http://www.postgresql.org/docs/8.3/interactive/pgstattuple.html" text:style-name="Internet_20_link" text:visited-style-name="Visited_20_Internet_20_Link">pgstattuple</text:a></text:p>
      <text:p text:style-name="List_20_Heading"><text:soft-page-break/>F.25. <text:a xlink:type="simple" xlink:href="http://www.postgresql.org/docs/8.3/interactive/pgtrgm.html" text:style-name="Internet_20_link" text:visited-style-name="Visited_20_Internet_20_Link">pg_trgm</text:a></text:p>
      <text:p text:style-name="List_20_Heading">F.26. <text:a xlink:type="simple" xlink:href="http://www.postgresql.org/docs/8.3/interactive/seg.html" text:style-name="Internet_20_link" text:visited-style-name="Visited_20_Internet_20_Link">seg</text:a></text:p>
      <text:p text:style-name="List_20_Heading">F.27. <text:a xlink:type="simple" xlink:href="http://www.postgresql.org/docs/8.3/interactive/contrib-spi.html" text:style-name="Internet_20_link" text:visited-style-name="Visited_20_Internet_20_Link">spi</text:a></text:p>
      <text:p text:style-name="List_20_Heading">F.28. <text:a xlink:type="simple" xlink:href="http://www.postgresql.org/docs/8.3/interactive/sslinfo.html" text:style-name="Internet_20_link" text:visited-style-name="Visited_20_Internet_20_Link">sslinfo</text:a></text:p>
      <text:p text:style-name="List_20_Heading">F.29. <text:a xlink:type="simple" xlink:href="http://www.postgresql.org/docs/8.3/interactive/tablefunc.html" text:style-name="Internet_20_link" text:visited-style-name="Visited_20_Internet_20_Link">tablefunc</text:a></text:p>
      <text:p text:style-name="List_20_Heading">F.30. <text:a xlink:type="simple" xlink:href="http://www.postgresql.org/docs/8.3/interactive/test-parser.html" text:style-name="Internet_20_link" text:visited-style-name="Visited_20_Internet_20_Link">test_parser</text:a></text:p>
      <text:p text:style-name="List_20_Heading">F.31. <text:a xlink:type="simple" xlink:href="http://www.postgresql.org/docs/8.3/interactive/tsearch2.html" text:style-name="Internet_20_link" text:visited-style-name="Visited_20_Internet_20_Link">tsearch2</text:a></text:p>
      <text:p text:style-name="List_20_Heading">F.32. <text:a xlink:type="simple" xlink:href="http://www.postgresql.org/docs/8.3/interactive/uuid-ossp.html" text:style-name="Internet_20_link" text:visited-style-name="Visited_20_Internet_20_Link">uuid-ossp</text:a></text:p>
      <text:p text:style-name="List_20_Heading">F.33. <text:a xlink:type="simple" xlink:href="http://www.postgresql.org/docs/8.3/interactive/vacuumlo.html" text:style-name="Internet_20_link" text:visited-style-name="Visited_20_Internet_20_Link">vacuumlo</text:a></text:p>
      <text:p text:style-name="P10">F.34. <text:a xlink:type="simple" xlink:href="http://www.postgresql.org/docs/8.3/interactive/xml2.html" text:style-name="Internet_20_link" text:visited-style-name="Visited_20_Internet_20_Link">xml2</text:a></text:p>
      <text:p text:style-name="P5"><text:span text:style-name="Strong_20_Emphasis"><text:span text:style-name="T1">No Windows e ao instalar pelos repositórios de distribuições Linux eles já vêm compilados, mas ao instalar o PostgreSQL através dos fontes, os contribs também precisam ser compilados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Compilar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Podemos compilar todos ao mesmo tempo, acessando o diretório com o fonte do contrib e executando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make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Instalar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make install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Para compilar somente um dos contribs, acessar seu diretório e executar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make</text:span></text:span></text:p>
      <text:p text:style-name="P5"><text:span text:style-name="Strong_20_Emphasis"><text:span text:style-name="T1">make install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Após compilar podemos rodar o binário, quando existir ou podemos importar os .sql executando:</text:span></text:span></text:p>
      <text:p text:style-name="P5"><text:span text:style-name="Strong_20_Emphasis"><text:span text:style-name="T1"/></text:span></text:p>
      <text:p text:style-name="P8"><text:span text:style-name="Strong_20_Emphasis"><text:span text:style-name="T1">psql -U postgres -d dbname -f </text:span></text:span><text:span text:style-name="Teletype"><text:span text:style-name="T4">/pathdopostgresql</text:span></text:span><text:span text:style-name="Strong_20_Emphasis"><text:span text:style-name="T1">/contrib/</text:span></text:span><text:span text:style-name="Teletype"><text:span text:style-name="T4">module</text:span></text:span><text:span text:style-name="Strong_20_Emphasis"><text:span text:style-name="T1">.sql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2">2) Alguns dos módulos em detalhes</text:span></text:span></text:p>
      <text:p text:style-name="P5"><text:span text:style-name="Strong_20_Emphasis"><text:span text:style-name="T1"/></text:span></text:p>
      <text:p text:style-name="P3"><text:bookmark text:name="ADMINPACK"/>1) adminpack</text:p>
      <text:p text:style-name="Text_20_body"><text:span text:style-name="Teletype"/></text:p>
      <text:p text:style-name="Text_20_body"><text:span text:style-name="Teletype">Traz funções para o pgAdmin e outras ferramentas de administração e gerenciamento com funcionalidades adicionais, como gerenciamento remoto e log de arquivos do servidor.</text:span></text:p>
      <text:p text:style-name="P3">Funções implementadas</text:p>
      <text:p text:style-name="Text_20_body">Somente o superusuário pode executar essas funções. Aqui uma lista das funções:</text:p>
      <text:p text:style-name="Text_20_body"/>
      <text:p text:style-name="Preformatted_20_Text">int8 pg_catalog.pg_file_write(fname text, data text, append bool)</text:p>
      <text:p text:style-name="Preformatted_20_Text">bool pg_catalog.pg_file_rename(oldname text, newname text, archivename text)</text:p>
      <text:p text:style-name="Preformatted_20_Text"><text:soft-page-break/>bool pg_catalog.pg_file_rename(oldname text, newname text)</text:p>
      <text:p text:style-name="Preformatted_20_Text">bool pg_catalog.pg_file_unlink(fname text)</text:p>
      <text:p text:style-name="Preformatted_20_Text">setof record pg_catalog.pg_logdir_ls()</text:p>
      <text:p text:style-name="Preformatted_20_Text"/>
      <text:p text:style-name="Preformatted_20_Text">/* Renaming of existing backend functions for pgAdmin compatibility */</text:p>
      <text:p text:style-name="Preformatted_20_Text">int8 pg_catalog.pg_file_read(fname text, data text, append bool)</text:p>
      <text:p text:style-name="Preformatted_20_Text">bigint pg_catalog.pg_file_length(text)</text:p>
      <text:p text:style-name="P9">int4 pg_catalog.pg_logfile_rotate()</text:p>
      <text:p text:style-name="P5"><text:span text:style-name="Strong_20_Emphasis"><text:span text:style-name="T2"/></text:span></text:p>
      <text:p text:style-name="P5"><text:span text:style-name="Strong_20_Emphasis"><text:span text:style-name="T2">2) chkpass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Este módulo implementa um tipo de dados chamado </text:span></text:span><text:span text:style-name="Strong_20_Emphasis"><text:span text:style-name="T2">chkpass</text:span></text:span><text:span text:style-name="Strong_20_Emphasis"><text:span text:style-name="T1"> que destina-se a armazenar senhas criptografadas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Para usar este contrib, assim como outros, entrar no banco e executar:</text:span></text:span></text:p>
      <text:p text:style-name="P5"><text:span text:style-name="Strong_20_Emphasis"><text:span text:style-name="T1">\i 'C:/Program Files/PostgreSQL/8.2/share/contrib/chkpass.sql'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Agora o tipo chkpass já está disponível. Vejamos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create temp table teste(s chkpass);</text:span></text:span></text:p>
      <text:p text:style-name="P5"><text:span text:style-name="Strong_20_Emphasis"><text:span text:style-name="T1">insert into teste values ('ola');</text:span></text:span></text:p>
      <text:p text:style-name="P5"><text:span text:style-name="Strong_20_Emphasis"><text:span text:style-name="T1">postgres=# select * from teste;</text:span></text:span></text:p>
      <text:p text:style-name="P5"><text:span text:style-name="Strong_20_Emphasis"><text:span text:style-name="T1"><text:s text:c="7"/>p</text:span></text:span></text:p>
      <text:p text:style-name="P5"><text:span text:style-name="Strong_20_Emphasis"><text:span text:style-name="T1">----------------</text:span></text:span></text:p>
      <text:p text:style-name="P5"><text:span text:style-name="Strong_20_Emphasis"><text:span text:style-name="T1"><text:s/>:uQFSOxjtmww3M</text:span></text:span></text:p>
      <text:p text:style-name="P5"><text:span text:style-name="Strong_20_Emphasis"><text:span text:style-name="T1">(1 registro)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Este tipo usa a função de criptografia crypt() e não pode ser indexável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/></text:span></text:p>
      <text:p text:style-name="P5"><text:span text:style-name="Strong_20_Emphasis"><text:span text:style-name="T2">3) cube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Este módulo implementa um tipo de dados cube para representar cubos multidimensionais.</text:span></text:span></text:p>
      <text:p text:style-name="P5"><text:a xlink:type="simple" xlink:href="http://www.postgresql.org/docs/8.3/interactive/cube.html" text:style-name="Internet_20_link" text:visited-style-name="Visited_20_Internet_20_Link"><text:span text:style-name="Strong_20_Emphasis"><text:span text:style-name="T1">http://www.postgresql.org/docs/8.3/interactive/cube.html</text:span></text:span></text:a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2">4) dblink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É um módulo que suporta conexões para outros bancos de dados, inclusive de outros clusters</text:span></text:span></text:p>
      <text:p text:style-name="P5"><text:span text:style-name="Strong_20_Emphasis"><text:span text:style-name="T1"/></text:span></text:p>
      <text:p text:style-name="P12"><text:a xlink:type="simple" xlink:href="http://www.postgresql.org/docs/8.3/interactive/contrib-dblink-connect.html" text:style-name="Internet_20_link" text:visited-style-name="Visited_20_Internet_20_Link"><text:span text:style-name="Strong_20_Emphasis"><text:span text:style-name="T1">dblink_connect</text:span></text:span></text:a><text:span text:style-name="Strong_20_Emphasis"><text:span text:style-name="T1"> -- opens a persistent connection to a remote database</text:span></text:span></text:p>
      <text:p text:style-name="List_20_Heading"><text:a xlink:type="simple" xlink:href="http://www.postgresql.org/docs/8.3/interactive/contrib-dblink-connect-u.html" text:style-name="Internet_20_link" text:visited-style-name="Visited_20_Internet_20_Link">dblink_connect_u</text:a> -- opens a persistent connection to a remote database, insecurely</text:p>
      <text:p text:style-name="List_20_Heading"><text:a xlink:type="simple" xlink:href="http://www.postgresql.org/docs/8.3/interactive/contrib-dblink-disconnect.html" text:style-name="Internet_20_link" text:visited-style-name="Visited_20_Internet_20_Link">dblink_disconnect</text:a> -- closes a persistent connection to a remote database</text:p>
      <text:p text:style-name="List_20_Heading"><text:a xlink:type="simple" xlink:href="http://www.postgresql.org/docs/8.3/interactive/contrib-dblink.html" text:style-name="Internet_20_link" text:visited-style-name="Visited_20_Internet_20_Link">dblink</text:a> -- executes a query in a remote database</text:p>
      <text:p text:style-name="List_20_Heading"><text:a xlink:type="simple" xlink:href="http://www.postgresql.org/docs/8.3/interactive/contrib-dblink-exec.html" text:style-name="Internet_20_link" text:visited-style-name="Visited_20_Internet_20_Link">dblink_exec</text:a> -- executes a command in a remote database</text:p>
      <text:p text:style-name="List_20_Heading"><text:a xlink:type="simple" xlink:href="http://www.postgresql.org/docs/8.3/interactive/contrib-dblink-open.html" text:style-name="Internet_20_link" text:visited-style-name="Visited_20_Internet_20_Link">dblink_open</text:a> -- opens a cursor in a remote database</text:p>
      <text:p text:style-name="List_20_Heading"><text:a xlink:type="simple" xlink:href="http://www.postgresql.org/docs/8.3/interactive/contrib-dblink-fetch.html" text:style-name="Internet_20_link" text:visited-style-name="Visited_20_Internet_20_Link">dblink_fetch</text:a> -- returns rows from an open cursor in a remote database</text:p>
      <text:p text:style-name="List_20_Heading"><text:a xlink:type="simple" xlink:href="http://www.postgresql.org/docs/8.3/interactive/contrib-dblink-close.html" text:style-name="Internet_20_link" text:visited-style-name="Visited_20_Internet_20_Link">dblink_close</text:a> -- closes a cursor in a remote database</text:p>
      <text:p text:style-name="List_20_Heading"><text:a xlink:type="simple" xlink:href="http://www.postgresql.org/docs/8.3/interactive/contrib-dblink-get-connections.html" text:style-name="Internet_20_link" text:visited-style-name="Visited_20_Internet_20_Link">dblink_get_connections</text:a> -- returns the names of all open named dblink connections</text:p>
      <text:p text:style-name="List_20_Heading"><text:soft-page-break/><text:a xlink:type="simple" xlink:href="http://www.postgresql.org/docs/8.3/interactive/contrib-dblink-error-message.html" text:style-name="Internet_20_link" text:visited-style-name="Visited_20_Internet_20_Link">dblink_error_message</text:a> -- gets last error message on the named connection</text:p>
      <text:p text:style-name="List_20_Heading"><text:a xlink:type="simple" xlink:href="http://www.postgresql.org/docs/8.3/interactive/contrib-dblink-send-query.html" text:style-name="Internet_20_link" text:visited-style-name="Visited_20_Internet_20_Link">dblink_send_query</text:a> -- sends an async query to a remote database</text:p>
      <text:p text:style-name="List_20_Heading"><text:a xlink:type="simple" xlink:href="http://www.postgresql.org/docs/8.3/interactive/contrib-dblink-is-busy.html" text:style-name="Internet_20_link" text:visited-style-name="Visited_20_Internet_20_Link">dblink_is_busy</text:a> -- checks if connection is busy with an async query</text:p>
      <text:p text:style-name="List_20_Heading"><text:a xlink:type="simple" xlink:href="http://www.postgresql.org/docs/8.3/interactive/contrib-dblink-get-result.html" text:style-name="Internet_20_link" text:visited-style-name="Visited_20_Internet_20_Link">dblink_get_result</text:a> -- gets an async query result</text:p>
      <text:p text:style-name="List_20_Heading"><text:a xlink:type="simple" xlink:href="http://www.postgresql.org/docs/8.3/interactive/contrib-dblink-cancel-query.html" text:style-name="Internet_20_link" text:visited-style-name="Visited_20_Internet_20_Link">dblink_cancel_query</text:a> -- cancels any active query on the named connection</text:p>
      <text:p text:style-name="List_20_Heading"><text:a xlink:type="simple" xlink:href="http://www.postgresql.org/docs/8.3/interactive/contrib-dblink-current-query.html" text:style-name="Internet_20_link" text:visited-style-name="Visited_20_Internet_20_Link">dblink_current_query</text:a> -- returns the current query string</text:p>
      <text:p text:style-name="List_20_Heading"><text:a xlink:type="simple" xlink:href="http://www.postgresql.org/docs/8.3/interactive/contrib-dblink-get-pkey.html" text:style-name="Internet_20_link" text:visited-style-name="Visited_20_Internet_20_Link">dblink_get_pkey</text:a> -- returns the positions and field names of a relation's primary key fields </text:p>
      <text:p text:style-name="List_20_Heading"><text:a xlink:type="simple" xlink:href="http://www.postgresql.org/docs/8.3/interactive/contrib-dblink-build-sql-insert.html" text:style-name="Internet_20_link" text:visited-style-name="Visited_20_Internet_20_Link">dblink_build_sql_insert</text:a> --  builds an INSERT statement using a local tuple, replacing the primary key field values with alternative supplied values </text:p>
      <text:p text:style-name="List_20_Heading"><text:a xlink:type="simple" xlink:href="http://www.postgresql.org/docs/8.3/interactive/contrib-dblink-build-sql-delete.html" text:style-name="Internet_20_link" text:visited-style-name="Visited_20_Internet_20_Link">dblink_build_sql_delete</text:a> -- builds a DELETE statement using supplied values for primary key field values </text:p>
      <text:p text:style-name="List_20_Heading"><text:a xlink:type="simple" xlink:href="http://www.postgresql.org/docs/8.3/interactive/contrib-dblink-build-sql-update.html" text:style-name="Internet_20_link" text:visited-style-name="Visited_20_Internet_20_Link">dblink_build_sql_update</text:a> -- builds an UPDATE statement using a local tuple, replacing the primary key field values with alternative supplied values </text:p>
      <text:p text:style-name="List_20_Contents"><text:span text:style-name="Strong_20_Emphasis"><text:span text:style-name="T1"/></text:span></text:p>
      <text:p text:style-name="P5"><text:span text:style-name="Strong_20_Emphasis"><text:span text:style-name="T1">Importando para o banco postgres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Exemplo de uso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Cluster1 (porta = 5432)</text:span></text:span></text:p>
      <text:p text:style-name="P5"><text:span text:style-name="Strong_20_Emphasis"><text:span text:style-name="T1">\i 'C:/Program Files/PostgreSQL/8.2/share/contrib/dblink.sql'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Cluster2, banco2 (porta=5433)</text:span></text:span></text:p>
      <text:p text:style-name="P5"><text:span text:style-name="Strong_20_Emphasis"><text:span text:style-name="T1">create table t(c int);</text:span></text:span></text:p>
      <text:p text:style-name="P5"><text:span text:style-name="Strong_20_Emphasis"><text:span text:style-name="T1">insert into t values(1);</text:span></text:span></text:p>
      <text:p text:style-name="P5"><text:span text:style-name="Strong_20_Emphasis"><text:span text:style-name="T1">insert into t values(2);</text:span></text:span></text:p>
      <text:p text:style-name="P5"><text:span text:style-name="Strong_20_Emphasis"><text:span text:style-name="T1">insert into t values(3);</text:span></text:span></text:p>
      <text:p text:style-name="P5"><text:span text:style-name="Strong_20_Emphasis"><text:span text:style-name="T1">insert into t values(4);</text:span></text:span></text:p>
      <text:p text:style-name="P5"><text:span text:style-name="Strong_20_Emphasis"><text:span text:style-name="T1">insert into t values(5);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Cluster1, banco1 (Consultando o outro banco):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Podemos criar um nome para uma conexão com:</text:span></text:span></text:p>
      <text:p text:style-name="P5"><text:span text:style-name="Strong_20_Emphasis"><text:span text:style-name="T6">select * from dblink_connect('conexao', 'hostaddr=127.0.0.1 dbname=db user=postgres port=5433');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E então referir-se apenas pelo nome assim:</text:span></text:span></text:p>
      <text:p text:style-name="P5"><text:span text:style-name="Strong_20_Emphasis"><text:span text:style-name="T6">select * from dblink('conexao','select c from t') as t1(c1 int);</text:span></text:span></text:p>
      <text:p text:style-name="P5"><text:span text:style-name="Strong_20_Emphasis"><text:span text:style-name="T6"/></text:span></text:p>
      <text:p text:style-name="P7">select * from dblink('conexao','select c from t') as t1(c1 int);</text:p>
      <text:p text:style-name="Standard"><text:span text:style-name="Strong_20_Emphasis"><text:span text:style-name="T6"/></text:span></text:p>
      <text:p text:style-name="P6">select * from dblink('conexao','select * from tabela') as tabela1(c int, b int, a char(45));</text:p>
      <text:p text:style-name="P3"/>
      <text:p text:style-name="P3">Inserindo registros no outro banco do outro cluster:</text:p>
      <text:p text:style-name="Standard"/>
      <text:p text:style-name="Standard">select dblink_exec(<text:span text:style-name="T5">'conexao',</text:span>'insert into t values(5)');</text:p>
      <text:p text:style-name="Standard"/>
      <text:p text:style-name="Standard">select dblink_exec(<text:span text:style-name="T5">'conexao',</text:span>'insert into tabela values(8,8,''Manoel'')');</text:p>
      <text:p text:style-name="Standard"/>
      <text:p text:style-name="Standard">Observe que se usa duas aspas simples para campos tipo string.</text:p>
      <text:p text:style-name="Standard"><text:soft-page-break/></text:p>
      <text:p text:style-name="P9">select dblink_exec(<text:span text:style-name="T5">'conexao'</text:span>, 'SELECT * FROM tabela WHERE c &lt; 3');</text:p>
      <text:p text:style-name="P9">select dblink_current_query();</text:p>
      <text:p text:style-name="P3"/>
      <text:p text:style-name="P3">Exercício:</text:p>
      <text:p text:style-name="Standard"/>
      <text:list xml:id="list1089928782007771887" text:style-name="L1">
        <text:list-item>
          <text:p text:style-name="P14">Criar um novo cluster na porta 5433 com o usuário postgres</text:p>
        </text:list-item>
        <text:list-item>
          <text:p text:style-name="P14">Startar o servidor do novo cluster e acessar o psql</text:p>
        </text:list-item>
        <text:list-item>
          <text:p text:style-name="P14">Importar o dblink neste novo cluster (é suficiente apenas neste)</text:p>
        </text:list-item>
        <text:list-item>
          <text:p text:style-name="P14">Neste novo cluster, usando o banco postgres, executar uma consulta que traga nome e cpf de todos os registros da tabela clientes do banco dba_projeto do cluster default.</text:p>
        </text:list-item>
      </text:list>
      <text:p text:style-name="Standard"/>
      <text:p text:style-name="P9"><text:a xlink:type="simple" xlink:href="http://www.postgresql.org/docs/8.3/interactive/dblink.html" text:style-name="Internet_20_link" text:visited-style-name="Visited_20_Internet_20_Link">http://www.postgresql.org/docs/8.3/interactive/dblink.html</text:a></text:p>
      <text:p text:style-name="Standard">Um bom documento: <text:span text:style-name="T2">"Interconectando Servidores PostgreSQL com DBlink"</text:span></text:p>
      <text:p text:style-name="Standard"/>
      <text:p text:style-name="P3"/>
      <text:p text:style-name="P3"/>
      <text:p text:style-name="P3">5) lo</text:p>
      <text:p text:style-name="Standard">Suporte ao gerenciamento de grandes objetos, também chamados de LOs ou BLOBs. Ele inclui um tipo de dados <text:span text:style-name="T2">lo</text:span> <text:s/>e uma trigger lo_manage.</text:p>
      <text:p text:style-name="Standard"/>
      <text:p text:style-name="Standard">O JDBC assume que BLOBs (Binary Large OBjects) são armazenados em tabelas.</text:p>
      <text:p text:style-name="Standard"/>
      <text:p text:style-name="Standard">O módulo lo conserta isso, pois anexa uma trigger para a tabela que contém uma coluna com referência ao LO.</text:p>
      <text:p text:style-name="Standard"/>
      <text:p text:style-name="P3">Exemplo simples:</text:p>
      <text:p text:style-name="Standard"/>
      <text:p text:style-name="Preformatted_20_Text">CREATE TABLE image (title TEXT, raster lo);</text:p>
      <text:p text:style-name="Preformatted_20_Text"/>
      <text:p text:style-name="Preformatted_20_Text"><text:s text:c="3"/>CREATE TRIGGER t_raster BEFORE UPDATE OR DELETE ON image</text:p>
      <text:p text:style-name="P9"><text:s text:c="5"/>FOR EACH ROW EXECUTE PROCEDURE lo_manage(raster);<text:line-break/><text:a xlink:type="simple" xlink:href="http://www.postgresql.org/docs/8.3/interactive/lo.html" text:style-name="Internet_20_link" text:visited-style-name="Visited_20_Internet_20_Link">http://www.postgresql.org/docs/8.3/interactive/lo.html</text:a></text:p>
      <text:p text:style-name="P3"/>
      <text:p text:style-name="P3"/>
      <text:p text:style-name="P3">6) oid2name</text:p>
      <text:p text:style-name="Standard"/>
      <text:p text:style-name="Standard">Utilitário que ajuda o DBA a examinar a estrutura de arquivos do PostgreSQL</text:p>
      <text:p text:style-name="Standard"/>
      <text:p text:style-name="P11">oid2name switche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witch</text:p>
            </table:table-cell>
            <table:table-cell table:style-name="Table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Teletype">-o</text:span> <text:span text:style-name="Teletype"><text:span text:style-name="T3">oid</text:span></text:span></text:p>
          </table:table-cell>
          <table:table-cell table:style-name="Table1.B2" office:value-type="string">
            <text:p text:style-name="Table_20_Contents">show info for table with OID <text:span text:style-name="Teletype"><text:span text:style-name="T3">oid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Teletype">-f</text:span> <text:span text:style-name="Teletype"><text:span text:style-name="T3">filenode</text:span></text:span></text:p>
          </table:table-cell>
          <table:table-cell table:style-name="Table1.B2" office:value-type="string">
            <text:p text:style-name="Table_20_Contents">show info for table with filenode <text:span text:style-name="Teletype"><text:span text:style-name="T3">filenode</text:span></text:span></text:p>
          </table:table-cell>
        </table:table-row>
        <text:soft-page-break/>
        <table:table-row>
          <table:table-cell table:style-name="Table1.A2" office:value-type="string">
            <text:p text:style-name="Table_20_Contents"><text:span text:style-name="Teletype">-t</text:span> <text:span text:style-name="Teletype"><text:span text:style-name="T3">tablename_pattern</text:span></text:span></text:p>
          </table:table-cell>
          <table:table-cell table:style-name="Table1.B2" office:value-type="string">
            <text:p text:style-name="Table_20_Contents">show info for table(s) matching <text:span text:style-name="Teletype"><text:span text:style-name="T3">tablename_pattern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Teletype">-s</text:span></text:p>
          </table:table-cell>
          <table:table-cell table:style-name="Table1.B2" office:value-type="string">
            <text:p text:style-name="Table_20_Contents">show tablespace OIDs</text:p>
          </table:table-cell>
        </table:table-row>
        <table:table-row>
          <table:table-cell table:style-name="Table1.A2" office:value-type="string">
            <text:p text:style-name="Table_20_Contents"><text:span text:style-name="Teletype">-S</text:span></text:p>
          </table:table-cell>
          <table:table-cell table:style-name="Table1.B2" office:value-type="string">
            <text:p text:style-name="Table_20_Contents">include system objects (those in <text:span text:style-name="Teletype">information_schema</text:span>, <text:span text:style-name="Teletype">pg_toast</text:span> and <text:span text:style-name="Teletype">pg_catalog</text:span> schemas) </text:p>
          </table:table-cell>
        </table:table-row>
        <table:table-row>
          <table:table-cell table:style-name="Table1.A2" office:value-type="string">
            <text:p text:style-name="Table_20_Contents"><text:span text:style-name="Teletype">-i</text:span></text:p>
          </table:table-cell>
          <table:table-cell table:style-name="Table1.B2" office:value-type="string">
            <text:p text:style-name="Table_20_Contents">include indexes and sequences in the listing</text:p>
          </table:table-cell>
        </table:table-row>
        <table:table-row>
          <table:table-cell table:style-name="Table1.A2" office:value-type="string">
            <text:p text:style-name="Table_20_Contents"><text:span text:style-name="Teletype">-x</text:span></text:p>
          </table:table-cell>
          <table:table-cell table:style-name="Table1.B2" office:value-type="string">
            <text:p text:style-name="Table_20_Contents">display more information about each object shown: tablespace name, schema name, and OID </text:p>
          </table:table-cell>
        </table:table-row>
        <table:table-row>
          <table:table-cell table:style-name="Table1.A2" office:value-type="string">
            <text:p text:style-name="Table_20_Contents"><text:span text:style-name="Teletype">-q</text:span></text:p>
          </table:table-cell>
          <table:table-cell table:style-name="Table1.B2" office:value-type="string">
            <text:p text:style-name="Table_20_Contents">omit headers (useful for scripting)</text:p>
          </table:table-cell>
        </table:table-row>
        <table:table-row>
          <table:table-cell table:style-name="Table1.A2" office:value-type="string">
            <text:p text:style-name="Table_20_Contents"><text:span text:style-name="Teletype">-d</text:span> <text:span text:style-name="Teletype"><text:span text:style-name="T3">database</text:span></text:span></text:p>
          </table:table-cell>
          <table:table-cell table:style-name="Table1.B2" office:value-type="string">
            <text:p text:style-name="Table_20_Contents">database to connect to</text:p>
          </table:table-cell>
        </table:table-row>
        <table:table-row>
          <table:table-cell table:style-name="Table1.A2" office:value-type="string">
            <text:p text:style-name="Table_20_Contents"><text:span text:style-name="Teletype">-H</text:span> <text:span text:style-name="Teletype"><text:span text:style-name="T3">host</text:span></text:span></text:p>
          </table:table-cell>
          <table:table-cell table:style-name="Table1.B2" office:value-type="string">
            <text:p text:style-name="Table_20_Contents">database server's host</text:p>
          </table:table-cell>
        </table:table-row>
        <table:table-row>
          <table:table-cell table:style-name="Table1.A2" office:value-type="string">
            <text:p text:style-name="Table_20_Contents"><text:span text:style-name="Teletype">-p</text:span> <text:span text:style-name="Teletype"><text:span text:style-name="T3">port</text:span></text:span></text:p>
          </table:table-cell>
          <table:table-cell table:style-name="Table1.B2" office:value-type="string">
            <text:p text:style-name="Table_20_Contents">database server's port</text:p>
          </table:table-cell>
        </table:table-row>
        <table:table-row>
          <table:table-cell table:style-name="Table1.A2" office:value-type="string">
            <text:p text:style-name="Table_20_Contents"><text:span text:style-name="Teletype">-U</text:span> <text:span text:style-name="Teletype"><text:span text:style-name="T3">username</text:span></text:span></text:p>
          </table:table-cell>
          <table:table-cell table:style-name="Table1.B2" office:value-type="string">
            <text:p text:style-name="Table_20_Contents">username to connect as</text:p>
          </table:table-cell>
        </table:table-row>
      </table:table>
      <text:p text:style-name="Standard"/>
      <text:p text:style-name="P3">Mostrando todos os bancos e seus OIDs e Tablespaces:</text:p>
      <text:p text:style-name="Standard">C:\Program Files\PostgreSQL\8.2\bin\oid2name -U postgres</text:p>
      <text:p text:style-name="Standard"/>
      <text:p text:style-name="P3">Tablespaces:</text:p>
      <text:p text:style-name="Standard">C:\Program Files\PostgreSQL\8.2\bin\oid2name -s -U postgres</text:p>
      <text:p text:style-name="Standard"/>
      <text:p text:style-name="Standard">Mais detalhes em: <text:a xlink:type="simple" xlink:href="http://www.postgresql.org/docs/8.3/interactive/oid2name.html" text:style-name="Internet_20_link" text:visited-style-name="Visited_20_Internet_20_Link">http://www.postgresql.org/docs/8.3/interactive/oid2name.html</text:a> </text:p>
      <text:p text:style-name="Standard"/>
      <text:p text:style-name="P6"/>
      <text:p text:style-name="P3">Get size of Postgres DB from filesystem </text:p>
      <text:p text:style-name="P6"/>
      <text:p text:style-name="P6">Get the size accurately from postgres local filesystem, i guess there is some sql stuff that can do that but that does the job as well for me : </text:p>
      <text:p text:style-name="P6"/>
      <text:p text:style-name="P6">#!/bin/bash </text:p>
      <text:p text:style-name="P6">/usr/lib/postgresql/8.1/bin/oid2name -U postgres|while read -a e;do </text:p>
      <text:p text:style-name="P6">name=${e[1]} </text:p>
      <text:p text:style-name="P6">oid=${e[0]} </text:p>
      <text:p text:style-name="P6">[[ $oid == "All" || $oid == "Oid" || -z $oid || -z $name ]] &amp;&amp; continue </text:p>
      <text:p text:style-name="P6">typeset -a size </text:p>
      <text:p text:style-name="P6">size=(`du -s /var/lib/postgresql/8.1/main/base/$oid`) </text:p>
      <text:p text:style-name="P6">size=${size[0]} </text:p>
      <text:p text:style-name="P6">printf […]</text:p>
      <text:p text:style-name="P6"/>
      <text:p text:style-name="Standard"/>
      <text:p text:style-name="P3">7) pgbench</text:p>
      <text:p text:style-name="Standard"/>
      <text:p text:style-name="Standard"><text:soft-page-break/>O objetivo deste é executar testes de benchmark no PostgreSQL. Exe executa a mesma sequência de SQL em múltiplas sessões concorrentes e então calcula a taxa média das transações (transações por segundo). Por default, pgbench testa um cenário que é ligeiramente baseado no TCP-B envolvendo cinco comandos SELECT, INSERT e UPDATE por transação. Contudo é fácil de testar outros casos escrevendo seu próprio script de transação.</text:p>
      <text:p text:style-name="Standard"/>
      <text:p text:style-name="Standard">O pgbench não é a melhor ferramenta para medir o desempenho do SQL em aplicações Web mas é bom para medir o desempenho do servidor do PostgreSQL.</text:p>
      <text:p text:style-name="Standard"/>
      <text:p text:style-name="Standard">TCP-B - <text:a xlink:type="simple" xlink:href="http://www.tpc.org/tpcb/default.asp" text:style-name="Internet_20_link" text:visited-style-name="Visited_20_Internet_20_Link">http://www.tpc.org/tpcb/default.asp</text:a> ou <text:a xlink:type="simple" xlink:href="http://www.tpc.org/tpcb/spec/tpcb_current.pdf" text:style-name="Internet_20_link" text:visited-style-name="Visited_20_Internet_20_Link">http://www.tpc.org/tpcb/spec/tpcb_current.pdf</text:a> </text:p>
      <text:p text:style-name="Standard"/>
      <text:p text:style-name="Standard"/>
      <text:p text:style-name="P3">A saída típica do pgbench é como esta:</text:p>
      <text:p text:style-name="Standard"/>
      <text:p text:style-name="Preformatted_20_Text">transaction type: TPC-B (sort of)</text:p>
      <text:p text:style-name="Preformatted_20_Text">scaling factor: 10</text:p>
      <text:p text:style-name="Preformatted_20_Text">number of clients: 10</text:p>
      <text:p text:style-name="Preformatted_20_Text">number of transactions per client: 1000</text:p>
      <text:p text:style-name="Preformatted_20_Text">number of transactions actually processed: 10000/10000</text:p>
      <text:p text:style-name="Preformatted_20_Text">tps = 85.184871 (including connections establishing)</text:p>
      <text:p text:style-name="P9">tps = 85.296346 (excluding connections establishing)</text:p>
      <text:p text:style-name="Standard">As quatro primeiras linhas mostras os parâmetros mais importantes da configuração. As próximas linhas mostram o número de transações completadas e destinadas (o último é apenas o produto do número de clientes pelo número de transações) estes serão iguais a menos que a execução falhe antes da conclusão. As duas últimas linhas mostras a taxa TPS aparecendo com e sem a contagem do tempo para iniciar a sessão do banco.</text:p>
      <text:p text:style-name="Standard"/>
      <text:p text:style-name="Standard">Transações como TCP-B requerem algumas específicas tabelas para sua configuração.</text:p>
      <text:p text:style-name="Standard"/>
      <text:p text:style-name="Standard">Pgbench deve ser chamado com a opção -i (inicializar) para criar e popular essas tabelas.</text:p>
      <text:p text:style-name="Standard"/>
      <text:p text:style-name="P3">Inicializando:</text:p>
      <text:p text:style-name="Standard"/>
      <text:p text:style-name="Standard">pgbench -i [ outras-opções ] nomebanco</text:p>
      <text:p text:style-name="Standard"/>
      <text:p text:style-name="Standard">nomebanco é o banco que já deve ter sido criado e onde estamos pretendendo realizar os testes. Para a conexão também existem os parâmetros -h, -p e -U como no exemplo abaixo:</text:p>
      <text:p text:style-name="Standard"/>
      <text:p text:style-name="Standard">pgbench -i -h 127.0.0.1 -p 5432 -U postgres bdteste</text:p>
      <text:p text:style-name="Standard"/>
      <text:p text:style-name="Standard"><text:span text:style-name="T2">Aenção</text:span>: pgbench -i cria quatro tabelas: <text:span text:style-name="Teletype">accounts</text:span>, <text:span text:style-name="Teletype">branches</text:span>, <text:span text:style-name="Teletype">history e</text:span> <text:span text:style-name="Teletype">tellers. Cuidado, se existirem tabelas com estes nomes elas serão excluídas.</text:span></text:p>
      <text:p text:style-name="Standard"/>
      <text:p text:style-name="Standard"/>
      <text:p text:style-name="Standard">Para o default fator de sescala 1, as tabelas criadas aparecem a seguir com seus respectivos registros:</text:p>
      <text:p text:style-name="Standard"/>
      <text:p text:style-name="Preformatted_20_Text">table <text:s text:c="10"/># of rows</text:p>
      <text:p text:style-name="Preformatted_20_Text"><text:soft-page-break/>-------------------------</text:p>
      <text:p text:style-name="Preformatted_20_Text">branches <text:s text:c="7"/>1</text:p>
      <text:p text:style-name="Preformatted_20_Text">tellers <text:s text:c="8"/>10</text:p>
      <text:p text:style-name="Preformatted_20_Text">accounts <text:s text:c="7"/>100000</text:p>
      <text:p text:style-name="P9">history <text:s text:c="8"/>0</text:p>
      <text:p text:style-name="Standard"/>
      <text:p text:style-name="Standard">Podemos (e em muitos casos, devemos) incrementar o número de registros usando a opção -s (fator de escala). A opção -F (fator de preenchimento) talvez também deva ser usada na fase de inicialização.</text:p>
      <text:p text:style-name="Standard"/>
      <text:p text:style-name="Standard">Após a inicialização podemos executar o benchmark com um comando que não inclua a opção -i.</text:p>
      <text:p text:style-name="Standard"/>
      <text:p text:style-name="Standard">As opções mais importantes para o teste são: </text:p>
      <text:p text:style-name="Standard"/>
      <text:p text:style-name="Standard">-c (número de clientes)</text:p>
      <text:p text:style-name="Standard">-t (número de transações)</text:p>
      <text:p text:style-name="Standard">-f (especifica um script personalizado para as transações)</text:p>
      <text:p text:style-name="Standard">Abaixo aparece a lista completa.</text:p>
      <text:p text:style-name="Standard"/>
      <text:p text:style-name="P11"/>
      <text:p text:style-name="P11">Table F-14. pgbench initialization options (fase de inicialização)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Option</text:p>
            </table:table-cell>
            <table:table-cell table:style-name="Table2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Teletype">-i</text:span></text:p>
          </table:table-cell>
          <table:table-cell table:style-name="Table2.B2" office:value-type="string">
            <text:p text:style-name="Table_20_Contents">Required to invoke initialization mode. </text:p>
          </table:table-cell>
        </table:table-row>
        <table:table-row>
          <table:table-cell table:style-name="Table2.A2" office:value-type="string">
            <text:p text:style-name="Table_20_Contents"><text:span text:style-name="Teletype">-s</text:span> <text:span text:style-name="Teletype"><text:span text:style-name="T3">scale_factor</text:span></text:span></text:p>
          </table:table-cell>
          <table:table-cell table:style-name="Table2.B2" office:value-type="string">
            <text:p text:style-name="Table_20_Contents">Multiply the number of rows generated by the scale factor. For example, <text:span text:style-name="Teletype">-s 100</text:span> will imply 10,000,000 rows in the <text:span text:style-name="Teletype">accounts</text:span> table. Default is 1. </text:p>
          </table:table-cell>
        </table:table-row>
        <table:table-row>
          <table:table-cell table:style-name="Table2.A2" office:value-type="string">
            <text:p text:style-name="Table_20_Contents"><text:span text:style-name="Teletype">-F</text:span> <text:span text:style-name="Teletype"><text:span text:style-name="T3">fillfactor</text:span></text:span></text:p>
          </table:table-cell>
          <table:table-cell table:style-name="Table2.B2" office:value-type="string">
            <text:p text:style-name="Table_20_Contents">Create the <text:span text:style-name="Teletype">accounts</text:span>, <text:span text:style-name="Teletype">tellers</text:span> and <text:span text:style-name="Teletype">branches</text:span> tables with the given fillfactor. Default is 100. </text:p>
          </table:table-cell>
        </table:table-row>
      </table:table>
      <text:p text:style-name="P11"/>
      <text:p text:style-name="P11"><text:bookmark text:name="PGBENCH-RUN-OPTIONS"/>Table F-15. pgbench benchmarking options (fase dos testes)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Option</text:p>
            </table:table-cell>
            <table:table-cell table:style-name="Table3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Teletype">-c</text:span> <text:span text:style-name="Teletype"><text:span text:style-name="T3">clients</text:span></text:span></text:p>
          </table:table-cell>
          <table:table-cell table:style-name="Table3.B2" office:value-type="string">
            <text:p text:style-name="Table_20_Contents">Number of clients simulated, that is, number of concurrent database sessions. Default is 1. </text:p>
          </table:table-cell>
        </table:table-row>
        <table:table-row>
          <table:table-cell table:style-name="Table3.A2" office:value-type="string">
            <text:p text:style-name="Table_20_Contents"><text:span text:style-name="Teletype">-t</text:span> <text:span text:style-name="Teletype"><text:span text:style-name="T3">transactions</text:span></text:span></text:p>
          </table:table-cell>
          <table:table-cell table:style-name="Table3.B2" office:value-type="string">
            <text:p text:style-name="Table_20_Contents">Number of transactions each client runs. Default is 10. </text:p>
          </table:table-cell>
        </table:table-row>
        <table:table-row>
          <table:table-cell table:style-name="Table3.A2" office:value-type="string">
            <text:p text:style-name="Table_20_Contents"><text:span text:style-name="Teletype">-N</text:span></text:p>
          </table:table-cell>
          <table:table-cell table:style-name="Table3.B2" office:value-type="string">
            <text:p text:style-name="Table_20_Contents">Do not update <text:span text:style-name="Teletype">tellers</text:span> and <text:span text:style-name="Teletype">branches</text:span>. This will avoid update contention on these tables, but it makes the test case even less like TPC-B. </text:p>
          </table:table-cell>
        </table:table-row>
        <table:table-row>
          <table:table-cell table:style-name="Table3.A2" office:value-type="string">
            <text:p text:style-name="Table_20_Contents"><text:span text:style-name="Teletype">-S</text:span></text:p>
          </table:table-cell>
          <table:table-cell table:style-name="Table3.B2" office:value-type="string">
            <text:p text:style-name="Table_20_Contents">Perform select-only transactions instead of TPC-B-like test. </text:p>
          </table:table-cell>
        </table:table-row>
        <table:table-row>
          <table:table-cell table:style-name="Table3.A2" office:value-type="string">
            <text:p text:style-name="Table_20_Contents"><text:span text:style-name="Teletype">-f</text:span> <text:span text:style-name="Teletype"><text:span text:style-name="T3">filename</text:span></text:span></text:p>
          </table:table-cell>
          <table:table-cell table:style-name="Table3.B2" office:value-type="string">
            <text:p text:style-name="Table_20_Contents">Read transaction script from <text:span text:style-name="Teletype"><text:span text:style-name="T3">filename</text:span></text:span>. See below for details. <text:span text:style-name="Teletype">-N</text:span>, <text:span text:style-name="Teletype">-S</text:span>, and <text:span text:style-name="Teletype">-f</text:span> are mutually exclusive. </text:p>
          </table:table-cell>
        </table:table-row>
        <table:table-row>
          <table:table-cell table:style-name="Table3.A2" office:value-type="string">
            <text:p text:style-name="Table_20_Contents"><text:span text:style-name="Teletype">-n</text:span></text:p>
          </table:table-cell>
          <table:table-cell table:style-name="Table3.B2" office:value-type="string">
            <text:p text:style-name="Table_20_Contents">No vacuuming is performed before running the test. This option is <text:span text:style-name="T3">necessary</text:span> if you are running a custom test scenario that does not include the standard <text:soft-page-break/>tables <text:span text:style-name="Teletype">accounts</text:span>, <text:span text:style-name="Teletype">branches</text:span>, <text:span text:style-name="Teletype">history</text:span>, and <text:span text:style-name="Teletype">tellers</text:span>. </text:p>
          </table:table-cell>
        </table:table-row>
        <table:table-row>
          <table:table-cell table:style-name="Table3.A2" office:value-type="string">
            <text:p text:style-name="Table_20_Contents"><text:span text:style-name="Teletype">-v</text:span></text:p>
          </table:table-cell>
          <table:table-cell table:style-name="Table3.B2" office:value-type="string">
            <text:p text:style-name="Table_20_Contents">Vacuum all four standard tables before running the test. With neither <text:span text:style-name="Teletype">-n</text:span> nor <text:span text:style-name="Teletype">-v</text:span>, pgbench will vacuum <text:span text:style-name="Teletype">tellers</text:span> and <text:span text:style-name="Teletype">branches</text:span> tables, and will remove all entries in <text:span text:style-name="Teletype">history</text:span>. </text:p>
          </table:table-cell>
        </table:table-row>
        <table:table-row>
          <table:table-cell table:style-name="Table3.A2" office:value-type="string">
            <text:p text:style-name="Table_20_Contents"><text:span text:style-name="Teletype">-D</text:span> <text:span text:style-name="Teletype"><text:span text:style-name="T3">varname</text:span></text:span><text:span text:style-name="Teletype">=</text:span><text:span text:style-name="Teletype"><text:span text:style-name="T3">value</text:span></text:span></text:p>
          </table:table-cell>
          <table:table-cell table:style-name="Table3.B2" office:value-type="string">
            <text:p text:style-name="Table_20_Contents">Define a variable for use by a custom script (see below). Multiple <text:span text:style-name="Teletype">-D</text:span> options are allowed. </text:p>
          </table:table-cell>
        </table:table-row>
        <table:table-row>
          <table:table-cell table:style-name="Table3.A2" office:value-type="string">
            <text:p text:style-name="Table_20_Contents"><text:span text:style-name="Teletype">-C</text:span></text:p>
          </table:table-cell>
          <table:table-cell table:style-name="Table3.B2" office:value-type="string">
            <text:p text:style-name="Table_20_Contents">Establish a new connection for each transaction, rather than doing it just once per client thread. This is useful to measure the connection overhead. </text:p>
          </table:table-cell>
        </table:table-row>
        <table:table-row>
          <table:table-cell table:style-name="Table3.A2" office:value-type="string">
            <text:p text:style-name="Table_20_Contents"><text:span text:style-name="Teletype">-l</text:span></text:p>
          </table:table-cell>
          <table:table-cell table:style-name="Table3.B2" office:value-type="string">
            <text:p text:style-name="Table_20_Contents">Write the time taken by each transaction to a logfile. See below for details. </text:p>
          </table:table-cell>
        </table:table-row>
        <table:table-row>
          <table:table-cell table:style-name="Table3.A2" office:value-type="string">
            <text:p text:style-name="Table_20_Contents"><text:span text:style-name="Teletype">-s</text:span> <text:span text:style-name="Teletype"><text:span text:style-name="T3">scale_factor</text:span></text:span></text:p>
          </table:table-cell>
          <table:table-cell table:style-name="Table3.B2" office:value-type="string">
            <text:p text:style-name="Table_20_Contents">Report the specified scale factor in pgbench's output. With the built-in tests, this is not necessary; the correct scale factor will be detected by counting the number of rows in the <text:span text:style-name="Teletype">branches</text:span> table. However, when testing custom benchmarks (<text:span text:style-name="Teletype">-f</text:span> option), the scale factor will be reported as 1 unless this option is used. </text:p>
          </table:table-cell>
        </table:table-row>
        <table:table-row>
          <table:table-cell table:style-name="Table3.A2" office:value-type="string">
            <text:p text:style-name="Table_20_Contents"><text:span text:style-name="Teletype">-d</text:span></text:p>
          </table:table-cell>
          <table:table-cell table:style-name="Table3.B2" office:value-type="string">
            <text:p text:style-name="Table_20_Contents">Print debugging output. </text:p>
          </table:table-cell>
        </table:table-row>
      </table:table>
      <text:p text:style-name="P11"/>
      <text:p text:style-name="P11"><text:bookmark text:name="PGBENCH-COMMON-OPTIONS"/>Table F-16. pgbench common options (útil em ambas as fases)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Option</text:p>
            </table:table-cell>
            <table:table-cell table:style-name="Table4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2" office:value-type="string">
            <text:p text:style-name="Table_20_Contents"><text:span text:style-name="Teletype">-h</text:span> <text:span text:style-name="Teletype"><text:span text:style-name="T3">hostname</text:span></text:span></text:p>
          </table:table-cell>
          <table:table-cell table:style-name="Table4.B2" office:value-type="string">
            <text:p text:style-name="Table_20_Contents">database server's host</text:p>
          </table:table-cell>
        </table:table-row>
        <table:table-row>
          <table:table-cell table:style-name="Table4.A2" office:value-type="string">
            <text:p text:style-name="Table_20_Contents"><text:span text:style-name="Teletype">-p</text:span> <text:span text:style-name="Teletype"><text:span text:style-name="T3">port</text:span></text:span></text:p>
          </table:table-cell>
          <table:table-cell table:style-name="Table4.B2" office:value-type="string">
            <text:p text:style-name="Table_20_Contents">database server's port</text:p>
          </table:table-cell>
        </table:table-row>
        <table:table-row>
          <table:table-cell table:style-name="Table4.A2" office:value-type="string">
            <text:p text:style-name="Table_20_Contents"><text:span text:style-name="Teletype">-U</text:span> <text:span text:style-name="Teletype"><text:span text:style-name="T3">login</text:span></text:span></text:p>
          </table:table-cell>
          <table:table-cell table:style-name="Table4.B2" office:value-type="string">
            <text:p text:style-name="Table_20_Contents">username to connect as</text:p>
          </table:table-cell>
        </table:table-row>
      </table:table>
      <text:p text:style-name="Standard"/>
      <text:p text:style-name="Standard"/>
      <text:p text:style-name="P3">Qual a transação executada atualmente no pgbench?</text:p>
      <text:p text:style-name="Standard"/>
      <text:p text:style-name="Standard">A transação default atualmente executa 7 comandos por transação:</text:p>
      <text:p text:style-name="Standard"/>
      <text:list xml:id="list8609286712472139975" text:style-name="L2">
        <text:list-item>
          <text:p text:style-name="P15">BEGIN;</text:p>
        </text:list-item>
        <text:list-item>
          <text:p text:style-name="P15">UPDATE accounts SET abalance = abalance + :delta WHERE aid = :aid;</text:p>
        </text:list-item>
        <text:list-item>
          <text:p text:style-name="P15">SELECT abalance FROM accounts WHERE aid = :aid;</text:p>
        </text:list-item>
        <text:list-item>
          <text:p text:style-name="P15">UPDATE tellers SET tbalance = tbalance + :delta WHERE tid = :tid;</text:p>
        </text:list-item>
        <text:list-item>
          <text:p text:style-name="P15">UPDATE branches SET bbalance = bbalance + :delta WHERE bid = :bid;</text:p>
        </text:list-item>
        <text:list-item>
          <text:p text:style-name="P15">INSERT INTO history (tid, bid, aid, delta, mtime) VALUES (:tid, :bid, :aid, :delta, CURRENT_TIMESTAMP);</text:p>
        </text:list-item>
        <text:list-item>
          <text:p text:style-name="P15">END;</text:p>
        </text:list-item>
      </text:list>
      <text:p text:style-name="Standard"/>
      <text:p text:style-name="Standard">Caso especifiquemos -N, os passos 4 e 5 não serão incluídos.</text:p>
      <text:p text:style-name="Standard">Caso seja especificado -S somente o SELECT é executado.</text:p>
      <text:p text:style-name="Standard"/>
      <text:p text:style-name="Standard"><text:soft-page-break/></text:p>
      <text:p text:style-name="P3">Boas Práticas</text:p>
      <text:p text:style-name="Standard"/>
      <text:p text:style-name="Standard">Algumas recomendações com a finalidade de receber resultados mais úteis do uso do pgbench.</text:p>
      <text:p text:style-name="Standard"/>
      <text:list xml:id="list1826202236308225776" text:style-name="L3">
        <text:list-item>
          <text:p text:style-name="P16">Nunca execute testes que rodem por somente alguns segundos. Incremente a opção -t para que execute por pelo menos alguns minutos. Em alguns casos precisaremos de horas para receber alguns números reprodutíveis.</text:p>
        </text:list-item>
        <text:list-item>
          <text:p text:style-name="P16">Para o default tipo TCP-B cenário de teste a opção de inicialização -s deve ser pelo menos igual ao número de clientes que se pretende testar (-c); caso contrário as medições não serão coerentes.</text:p>
        </text:list-item>
        <text:list-item>
          <text:p text:style-name="P16">Caso o autovacuum esteja habilitado os resultados poderão ser imprevisíveis.</text:p>
        </text:list-item>
        <text:list-item>
          <text:p text:style-name="P16">Uma libitação do pgbench é que ele próprio pode se tornar o gargalo caso estejamos testando um grande número de sessões cliente. Isso pode ser aliviado rodando o pgbench em uma máquina diferente da que roda o servidor do banco.</text:p>
        </text:list-item>
      </text:list>
      <text:p text:style-name="Standard"/>
      <text:p text:style-name="Standard">"Well, firstly: pgbench is not a good benchmarking tool. It is mostly used<text:line-break/>to generate load. Secondly, the numbers are suspicious: do you have fsync<text:line-break/>turned off? Do you have write caching enabled? If so, you'd want to make<text:line-break/>sure that cache is battery backed. Thirdly, the effects of caching will be<text:line-break/>seen on subsequent runs."</text:p>
      <text:p text:style-name="Standard"/>
      <text:p text:style-name="P3"/>
      <text:p text:style-name="P3">Exercícios:</text:p>
      <text:p text:style-name="Standard"/>
      <text:p text:style-name="Standard">Desabilitar o autovacuum no postgresql.conf e restartar o servidor. </text:p>
      <text:p text:style-name="Standard"/>
      <text:p text:style-name="Standard">Lembrando que na verfsão 8.2.7 no Windows, o pgbench é um executável do diretório bin.</text:p>
      <text:list xml:id="list3151923010401373143" text:style-name="L4">
        <text:list-item>
          <text:p text:style-name="P17">Criar o banco para o teste</text:p>
          <text:p text:style-name="P17">C:\Program Files\PostgreSQL\8.2\bin&gt;createdb -U postgres pgb_teste</text:p>
          <text:p text:style-name="P18">C:\Program Files\PostgreSQL\8.2\bin&gt;pgbench -i -U postgres pgb_teste -P postgres</text:p>
        </text:list-item>
      </text:list>
      <text:p text:style-name="P6"/>
      <text:p text:style-name="P6">Agora vamos incrementar o fator de escala para 100, para termos um total de 10.000.000 de registros na tabela accounts.</text:p>
      <text:list xml:id="list130026411127620" text:continue-numbering="true" text:style-name="L4">
        <text:list-header>
          <text:p text:style-name="P18">C:\Program Files\PostgreSQL\8.2\bin&gt;pgbench -i -s 100 -U postgres pgb_teste -P postgres</text:p>
        </text:list-header>
      </text:list>
      <text:p text:style-name="P6"/>
      <text:p text:style-name="P6">Vamos testar com 1.000.000 de registros:</text:p>
      <text:list xml:id="list130026716851837" text:continue-numbering="true" text:style-name="L4">
        <text:list-header>
          <text:p text:style-name="P18">C:\Program Files\PostgreSQL\8.2\bin&gt;pgbench -i -s 10 -U postgres pgb_teste -P postgres</text:p>
        </text:list-header>
      </text:list>
      <text:p text:style-name="Standard"/>
      <text:p text:style-name="Standard"/>
      <text:p text:style-name="Standard">Agora vamos ao teste de fato:</text:p>
      <text:p text:style-name="Standard"/>
      <text:p text:style-name="P9">C:\Program Files\PostgreSQL\8.2\bin&gt;pgbench -U postgres <text:s/>-s 10 -c 10 -t 3000 pgb_teste -P postgres</text:p>
      <text:p text:style-name="Standard">starting vacuum...end.</text:p>
      <text:p text:style-name="Standard">transaction type: TPC-B (sort of)</text:p>
      <text:p text:style-name="Standard">scaling factor: 10</text:p>
      <text:p text:style-name="Standard"><text:soft-page-break/>number of clients: 10</text:p>
      <text:p text:style-name="Standard">number of transactions per client: 3000</text:p>
      <text:p text:style-name="Standard">number of transactions actually processed: 30000/30000</text:p>
      <text:p text:style-name="Standard">tps = 110.873759 (including connections establishing)</text:p>
      <text:p text:style-name="Standard">tps = 111.188119 (excluding connections establishing)</text:p>
      <text:p text:style-name="Standard"/>
      <text:p text:style-name="Standard">Mais detalhes, em especial sobre scripts personalizados e geração de arquivos de log por transação:</text:p>
      <text:p text:style-name="Standard"><text:a xlink:type="simple" xlink:href="http://www.postgresql.org/docs/8.3/interactive/pgbench.html" text:style-name="Internet_20_link" text:visited-style-name="Visited_20_Internet_20_Link">http://www.postgresql.org/docs/8.3/interactive/pgbench.html</text:a> </text:p>
      <text:p text:style-name="Standard"/>
      <text:p text:style-name="Standard">Outro teste:</text:p>
      <text:p text:style-name="Standard">C:\Program Files\PostgreSQL\8.2\bin&gt;pgbench -U postgres <text:s/>-c 20 -t 4000 pgb_teste -P postgres</text:p>
      <text:p text:style-name="Standard"/>
      <text:p text:style-name="Standard">starting vacuum...end.</text:p>
      <text:p text:style-name="Standard">transaction type: TPC-B (sort of)</text:p>
      <text:p text:style-name="Standard">scaling factor: 10</text:p>
      <text:p text:style-name="Standard">number of clients: 20</text:p>
      <text:p text:style-name="Standard">number of transactions per client: 4000</text:p>
      <text:p text:style-name="Standard">number of transactions actually processed: 80000/80000</text:p>
      <text:p text:style-name="Standard">tps = 101.996193 (including connections establishing)</text:p>
      <text:p text:style-name="Standard">tps = 102.152872 (excluding connections establishing)</text:p>
      <text:p text:style-name="Standard"/>
      <text:p text:style-name="Standard"/>
      <text:p text:style-name="Standard">Anotar os valores para comparação com futuros testes.</text:p>
      <text:p text:style-name="Standard"/>
      <text:p text:style-name="Standard">Em Micro com Intel Core 2 Duo, 2GB de RAM, SATA 160GB e Linux Ubuntu 7.10:</text:p>
      <text:p text:style-name="Standard"/>
      <text:p text:style-name="Standard">marcofrota@cmiin04:~$ su - postgres </text:p>
      <text:p text:style-name="Standard"/>
      <text:p text:style-name="Standard">postgres@cmiin04:~$ createdb pgb </text:p>
      <text:p text:style-name="Standard"/>
      <text:p text:style-name="Standard">postgres@cmiin04:~$ /usr/lib/postgresql/8.2/bin/pgbench -i pgb </text:p>
      <text:p text:style-name="Standard"/>
      <text:p text:style-name="Standard">postgres@cmiin04:~$ /usr/lib/postgresql/8.2/bin/pgbench -s 10 -c 10 -t 3000 pgb </text:p>
      <text:p text:style-name="Standard"/>
      <text:p text:style-name="Standard">transaction type: TPC-B (sort of) </text:p>
      <text:p text:style-name="Standard">scaling factor: 1 </text:p>
      <text:p text:style-name="Standard">number of clients: 10 </text:p>
      <text:p text:style-name="Standard">number of transactions per client: 3000 </text:p>
      <text:p text:style-name="Standard">number of transactions actually processed: 30000/30000 </text:p>
      <text:p text:style-name="Standard">tps = 1328.642752 (including connections establishing) </text:p>
      <text:p text:style-name="Standard">tps = 1331.249780 (excluding connections establishing) </text:p>
      <text:p text:style-name="Standard"/>
      <text:p text:style-name="P3"/>
      <text:p text:style-name="P13"/>
      <text:p text:style-name="P3">8) pgcrypto</text:p>
      <text:p text:style-name="Standard"/>
      <text:p text:style-name="Standard">Traz diversas funções de criptografia para uso no PostgreSQL.</text:p>
      <text:p text:style-name="Standard">Detalhes em: <text:a xlink:type="simple" xlink:href="http://www.postgresql.org/docs/8.3/interactive/pgcrypto.html" text:style-name="Internet_20_link" text:visited-style-name="Visited_20_Internet_20_Link">http://www.postgresql.org/docs/8.3/interactive/pgcrypto.html</text:a></text:p>
      <text:p text:style-name="Standard"/>
      <text:p text:style-name="P3">9) pgstattuple</text:p>
      <text:p text:style-name="Standard">Traz estatísticas a nível de tuplas.</text:p>
      <text:p text:style-name="Standard"/>
      <text:p text:style-name="Standard">Detalhes em: <text:a xlink:type="simple" xlink:href="http://www.postgresql.org/docs/8.3/interactive/pgstattuple.html" text:style-name="Internet_20_link" text:visited-style-name="Visited_20_Internet_20_Link">http://www.postgresql.org/docs/8.3/interactive/pgstattuple.html</text:a></text:p>
      <text:p text:style-name="Standard"/>
      <text:p text:style-name="Standard"/>
      <text:p text:style-name="Standard"/>
      <text:p text:style-name="P3"/>
      <text:p text:style-name="P3">10) sslinfo</text:p>
      <text:p text:style-name="Standard"/>
      <text:p text:style-name="Standard">Mostra informações sobre o SSL dos clientes que se conectam ao servidor.</text:p>
      <text:p text:style-name="Standard"/>
      <text:p text:style-name="Standard">Detalhes em: <text:a xlink:type="simple" xlink:href="http://www.postgresql.org/docs/8.3/interactive/sslinfo.html" text:style-name="Internet_20_link" text:visited-style-name="Visited_20_Internet_20_Link">http://www.postgresql.org/docs/8.3/interactive/sslinfo.html</text:a></text:p>
      <text:p text:style-name="Standard"/>
      <text:p text:style-name="Standard"/>
      <text:p text:style-name="P3">11) tsearch2</text:p>
      <text:p text:style-name="Standard"/>
      <text:p text:style-name="Standard">Já foi integrada ao PostgreSQL 8.3.</text:p>
      <text:p text:style-name="Standard">Mas para manter compatibilidade com versões anteriores fica também como contrib para buscas textuais.</text:p>
      <text:p text:style-name="Standard"/>
      <text:p text:style-name="Standard">Mais detalhes em:</text:p>
      <text:p text:style-name="Standard"><text:a xlink:type="simple" xlink:href="http://www.postgresql.org/docs/8.3/interactive/tsearch2.html" text:style-name="Internet_20_link" text:visited-style-name="Visited_20_Internet_20_Link">http://www.postgresql.org/docs/8.3/interactive/tsearch2.html</text:a></text:p>
      <text:p text:style-name="Standard"><text:a xlink:type="simple" xlink:href="http://www.sai.msu.su/~megera/postgres/gist/tsearch/V2/" text:style-name="Internet_20_link" text:visited-style-name="Visited_20_Internet_20_Link">http://www.sai.msu.su/~megera/postgres/gist/tsearch/V2/</text:a></text:p>
      <text:p text:style-name="Standard">Primeira Edição da DBFree Magazine com o artigo "Indexação textual no PostgresSQL".</text:p>
      <text:p text:style-name="Standard"><text:a xlink:type="simple" xlink:href="http://www.postgresql.org.br/Documentação?action=AttachFile&amp;do=get&amp;target=tsearch2.pdf" text:style-name="Internet_20_link" text:visited-style-name="Visited_20_Internet_20_Link">http://www.postgresql.org.br/Documenta%C3%A7%C3%A3o?action=AttachFile&amp;do=get&amp;target=tsearch2.pdf</text:a> ou </text:p>
      <text:p text:style-name="Standard"><text:a xlink:type="simple" xlink:href="http://www.postgresql.org.br/Documentação?action=AttachFile&amp;do=get&amp;target=tsearch2.odt" text:style-name="Internet_20_link" text:visited-style-name="Visited_20_Internet_20_Link">http://www.postgresql.org.br/Documenta%C3%A7%C3%A3o?action=AttachFile&amp;do=get&amp;target=tsearch2.odt</text:a> </text:p>
      <text:p text:style-name="Standard">Capítulo 25 do livro:</text:p>
      <text:p text:style-name="Standard">The comprehensive guide to building, programming, and administering PostgreSQL databases, Second Edition. Autoria de Korry Douglas e Susan Douglas, Editora SAM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style style:name="MT2" style:family="text">
      <style:text-properties officeooo:rsid="000a564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page-number text:select-page="current">12</text:page-number>/<text:page-count>12</text:page-count></text:p>
      </style:header>
      <style:footer>
        <text:p text:style-name="MP2">Ribamar FS – <text:a xlink:type="simple" xlink:href="http://ribafs.org/" text:style-name="Internet_20_link" text:visited-style-name="Visited_20_Internet_20_Link">http://ribafs.</text:a><text:a xlink:type="simple" xlink:href="http://ribafs.org/" text:style-name="Internet_20_link" text:visited-style-name="Visited_20_Internet_20_Link"><text:span text:style-name="MT2">org</text:span></text:a><text:span text:style-name="MT2"> </text:span><text:s/>– <text:a xlink:type="simple" xlink:href="mailto:ribafs@gmail.com" text:style-name="Internet_20_link" text:visited-style-name="Visited_20_Internet_20_Link">ribafs@</text:a><text:a xlink:type="simple" xlink:href="mailto:ribafs@gmail.com" text:style-name="Internet_20_link" text:visited-style-name="Visited_20_Internet_20_Link"><text:span text:style-name="MT2">gmail.com</text:span></text:a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4T13:00:24.842671547</dc:date>
    <meta:editing-cycles>181</meta:editing-cycles>
    <meta:editing-duration>PT9H31M9S</meta:editing-duration>
    <meta:document-statistic meta:table-count="4" meta:image-count="0" meta:object-count="0" meta:page-count="12" meta:paragraph-count="355" meta:word-count="2659" meta:character-count="18459" meta:non-whitespace-character-count="16059"/>
    <meta:user-defined meta:name="Info 1"/>
    <meta:user-defined meta:name="Info 2"/>
    <meta:user-defined meta:name="Info 3"/>
    <meta:user-defined meta:name="Info 4"/>
  </office:meta>
</office:document-meta>
</file>